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37D000001F2479DF38BE790AFD7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svg:stroke-width="0.035cm" svg:stroke-color="#c9211e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c9211e" loext:opacity="100%" loext:color-lum-mod="100%" loext:color-lum-off="0%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c9211e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18.999cm" svg:height="10.594cm" svg:x="2.751cm" svg:y="1.5cm">
          <draw:image xlink:href="Pictures/100000010000037D000001F2479DF38BE790AFD7.png" xlink:type="simple" xlink:show="embed" xlink:actuate="onLoad" draw:mime-type="image/png">
            <text:p/>
          </draw:image>
        </draw:frame>
        <draw:frame draw:style-name="gr2" draw:text-style-name="P2" draw:layer="layout" svg:width="1.031cm" svg:height="0.962cm" svg:x="12.47cm" svg:y="4.486cm">
          <draw:text-box>
            <text:p><text:span text:style-name="T1">1.</text:span></text:p>
          </draw:text-box>
        </draw:frame>
        <draw:line draw:style-name="gr3" draw:text-style-name="P3" draw:layer="layout" svg:x1="12.501cm" svg:y1="4.948cm" svg:x2="9.001cm" svg:y2="4.948cm">
          <text:p/>
        </draw:line>
        <draw:frame draw:style-name="gr2" draw:text-style-name="P2" draw:layer="layout" svg:width="1.031cm" svg:height="0.962cm" svg:x="12.501cm" svg:y="5.198cm">
          <draw:text-box>
            <text:p><text:span text:style-name="T1">2.</text:span></text:p>
          </draw:text-box>
        </draw:frame>
        <draw:line draw:style-name="gr3" draw:text-style-name="P3" draw:layer="layout" svg:x1="12.501cm" svg:y1="5.698cm" svg:x2="9.001cm" svg:y2="5.698cm">
          <text:p/>
        </draw:line>
        <draw:line draw:style-name="gr3" draw:text-style-name="P3" draw:layer="layout" svg:x1="12.501cm" svg:y1="6.948cm" svg:x2="9.001cm" svg:y2="6.948cm">
          <text:p/>
        </draw:line>
        <draw:frame draw:style-name="gr2" draw:text-style-name="P2" draw:layer="layout" svg:width="1.031cm" svg:height="0.962cm" svg:x="12.501cm" svg:y="6.448cm">
          <draw:text-box>
            <text:p><text:span text:style-name="T1">3.</text:span></text:p>
          </draw:text-box>
        </draw:frame>
        <draw:line draw:style-name="gr3" draw:text-style-name="P3" draw:layer="layout" svg:x1="12.501cm" svg:y1="9.798cm" svg:x2="9.501cm" svg:y2="9.798cm">
          <text:p/>
        </draw:line>
        <draw:frame draw:style-name="gr2" draw:text-style-name="P2" draw:layer="layout" svg:width="1.031cm" svg:height="0.962cm" svg:x="12.47cm" svg:y="9.236cm">
          <draw:text-box>
            <text:p><text:span text:style-name="T1">4.</text:span></text:p>
          </draw:text-box>
        </draw:frame>
        <draw:connector draw:style-name="gr4" draw:text-style-name="P3" draw:layer="layout" draw:type="lines" svg:x1="12.25cm" svg:y1="1.5cm" svg:x2="12.25cm" svg:y2="1.5cm" draw:start-shape="id1" draw:end-shape="id1" svg:d="M12250 1500v-500z" svg:viewBox="0 0 1 501">
          <text:p/>
        </draw:connector>
        <draw:line draw:style-name="gr3" draw:text-style-name="P3" draw:layer="layout" svg:x1="9.25cm" svg:y1="8.25cm" svg:x2="7cm" svg:y2="7.25cm">
          <text:p/>
        </draw:line>
        <draw:frame draw:style-name="gr2" draw:text-style-name="P2" draw:layer="layout" svg:width="1.031cm" svg:height="0.962cm" svg:x="1cm" svg:y="6.288cm">
          <draw:text-box>
            <text:p><text:span text:style-name="T1">5.</text:span></text:p>
          </draw:text-box>
        </draw:frame>
        <draw:line draw:style-name="gr3" draw:text-style-name="P3" draw:layer="layout" svg:x1="1.741cm" svg:y1="6.723cm" svg:x2="3.491cm" svg:y2="6.223cm">
          <text:p/>
        </draw:line>
        <draw:frame draw:style-name="gr2" draw:text-style-name="P2" draw:layer="layout" svg:width="1.031cm" svg:height="0.962cm" svg:x="9.219cm" svg:y="7.788cm">
          <draw:text-box>
            <text:p><text:span text:style-name="T1">6.</text:span></text:p>
          </draw:text-box>
        </draw:frame>
        <draw:line draw:style-name="gr3" draw:text-style-name="P3" draw:layer="layout" svg:x1="2.25cm" svg:y1="8.25cm" svg:x2="3.5cm" svg:y2="8.25cm">
          <text:p/>
        </draw:line>
        <draw:frame draw:style-name="gr2" draw:text-style-name="P2" draw:layer="layout" svg:width="1.031cm" svg:height="0.962cm" svg:x="1.5cm" svg:y="7.75cm">
          <draw:text-box>
            <text:p><text:span text:style-name="T1">7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A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6-09T15:29:50.804000000</dc:date>
    <meta:editing-duration>PT37M8S</meta:editing-duration>
    <meta:editing-cycles>2</meta:editing-cycles>
    <meta:generator>LibreOffice/7.5.4.2$Windows_X86_64 LibreOffice_project/36ccfdc35048b057fd9854c757a8b67ec53977b6</meta:generator>
    <meta:document-statistic meta:object-count="16"/>
  </office:meta>
</office:document-meta>
</file>